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30%" fo:text-align="left" style:tab-stop-distance="1in" fo:margin-left="0.25in" fo:margin-right="0in" fo:text-indent="-0.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30%" fo:text-align="left" style:tab-stop-distance="1in" fo:margin-left="0.25in" fo:margin-right="0in" fo:text-indent="-0.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30%" fo:text-align="left" style:tab-stop-distance="1in" fo:margin-left="0.25in" fo:margin-right="0in" fo:text-indent="-0.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3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page1" draw:style-name="a562" draw:master-page-name="Master1-Layout7-blank-Leer" presentation:presentation-page-layout-name="Master1-PPL7" draw:id="Slide-256">
        <draw:frame draw:id="id73" presentation:style-name="a571" draw:name="Untertitel 1" svg:x="1.33858in" svg:y="2.35315in" svg:width="7.26338in" svg:height="4.10354in" presentation:class="subtitle" presentation:placeholder="false">
          <draw:text-box>
            <text:p text:style-name="a564" text:class-names="" text:cond-style-name=""><text:span text:style-name="a563" text:class-names=""/></text:p>
            <text:p text:style-name="a566" text:class-names="" text:cond-style-name=""><text:span text:style-name="a565" text:class-names="">Rybien Sinjari</text:span></text:p>
            <text:p text:style-name="a568" text:class-names="" text:cond-style-name=""><text:span text:style-name="a567" text:class-names="">Dominic Gibietz</text:span></text:p>
            <text:p text:style-name="a570" text:class-names="" text:cond-style-name=""><text:span text:style-name="a569" text:class-names="">Christopher Diekkamp</text:span></text:p>
          </draw:text-box>
          <svg:title/>
          <svg:desc/>
        </draw:frame>
        <draw:frame draw:id="id74" presentation:style-name="a576" draw:name="Titel 2" svg:x="0.39252in" svg:y="0.53465in" svg:width="7.26338in" svg:height="0.91614in" presentation:class="title" presentation:placeholder="false">
          <draw:text-box>
            <text:p text:style-name="a575" text:class-names="" text:cond-style-name=""><text:span text:style-name="a572" text:class-names="">Übung<text:s text:c="1"/></text:span><text:span text:style-name="a573" text:class-names="">9</text:span><text:span text:style-name="a574" text:class-names=""/></text:p>
          </draw:text-box>
          <svg:title/>
          <svg:desc/>
        </draw:frame>
        <presentation:notes draw:style-name="a583">
          <draw:frame draw:id="id75" draw:style-name="a580" draw:name="Foliennummernplatzhalter 6" svg:x="4.67953in" svg:y="11.10827in" svg:width="3.5878in" svg:height="0.58425in">
            <draw:text-box>
              <text:p text:style-name="a579" text:class-names="" text:cond-style-name=""><text:span text:style-name="a577" text:class-names=""><text:page-number style:num-format="1" text:fixed="false"/></text:span><text:span text:style-name="a578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1" draw:name="Folienbildplatzhalter 1">
            <svg:title/>
            <svg:desc/>
          </draw:page-thumbnail>
          <draw:frame draw:id="id77" presentation:style-name="a582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584" draw:master-page-name="Master1-Layout7-blank-Leer" presentation:presentation-page-layout-name="Master1-PPL7" draw:id="Slide-257">
        <draw:frame draw:id="id78" presentation:style-name="a591" draw:name="Titel 1" svg:x="0.3937in" svg:y="0.53819in" svg:width="7.26338in" svg:height="1.11535in" presentation:class="title" presentation:placeholder="false">
          <draw:text-box>
            <text:p text:style-name="a590" text:class-names="" text:cond-style-name=""><text:span text:style-name="a585" text:class-names="">Übung<text:s text:c="1"/></text:span><text:span text:style-name="a586" text:class-names="">9</text:span><text:span text:style-name="a587" text:class-names=""><text:line-break/>Aufgabe 1: <text:line-break/></text:span><text:span text:style-name="a588" text:class-names="">Der Begriff „X3DOM“<text:s text:c="1"/></text:span><text:span text:style-name="a589" text:class-names=""/></text:p>
          </draw:text-box>
          <svg:title/>
          <svg:desc/>
        </draw:frame>
        <draw:frame draw:id="id79" presentation:style-name="a607" draw:name="Textplatzhalter 2" svg:x="0.34252in" svg:y="1.97394in" svg:width="9.27835in" svg:height="4.64567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X3DOM = Deklarative Szenengraph-API auf Basis von X3D im DOM <text:s text:c="1"/>Deklarativ: Szenegraph wird durch strukturiertes Textformat (z.B. XML) beschrieben (vergleichbar z.B. zu HTML) 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• X3D: Szenengraphen-Standard • XML-basiert, Nachfolger von VRML (nächste Folie) • Benötigt traditionell sog. X3D-Player (spezielle Anwendung) 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598" text:class-names="">• DOM: HTML<text:s text:c="1"/></text:span><text:span text:style-name="a599" text:class-names="">Document</text:span><text:span text:style-name="a600" text:class-names=""><text:s text:c="1"/></text:span><text:span text:style-name="a601" text:class-names="">Object</text:span><text:span text:style-name="a602" text:class-names=""><text:s text:c="1"/>Model • Dokumenten-Baumstruktur und API in HTML /<text:s text:c="1"/></text:span><text:span text:style-name="a603" text:class-names="">Javascript</text:span><text:span text:style-name="a604" text:class-names=""/></text:p>
              </text:list-item>
            </text:list>
          </draw:text-box>
          <svg:title/>
          <svg:desc/>
        </draw:frame>
        <presentation:notes draw:style-name="a614">
          <draw:frame draw:id="id80" draw:style-name="a611" draw:name="Foliennummernplatzhalter 6" svg:x="4.67953in" svg:y="11.10827in" svg:width="3.5878in" svg:height="0.58425in">
            <draw:text-box>
              <text:p text:style-name="a610" text:class-names="" text:cond-style-name=""><text:span text:style-name="a608" text:class-names=""><text:page-number style:num-format="1" text:fixed="false"/></text:span><text:span text:style-name="a609" text:class-names=""/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2" draw:name="Folienbildplatzhalter 1">
            <svg:title/>
            <svg:desc/>
          </draw:page-thumbnail>
          <draw:frame draw:id="id82" presentation:style-name="a6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15" draw:master-page-name="Master1-Layout7-blank-Leer" presentation:presentation-page-layout-name="Master1-PPL7" draw:id="Slide-260">
        <draw:frame draw:id="id83" presentation:style-name="a623" draw:name="Titel 1" svg:x="0.3937in" svg:y="0.75853in" svg:width="7.26338in" svg:height="1.11535in" presentation:class="title" presentation:placeholder="false">
          <draw:text-box>
            <text:p text:style-name="a622" text:class-names="" text:cond-style-name=""><text:span text:style-name="a616" text:class-names="">Übung<text:s text:c="1"/></text:span><text:span text:style-name="a617" text:class-names="">9<text:line-break/>Aufgabe: 2</text:span><text:span text:style-name="a618" text:class-names=""><text:line-break/></text:span><text:span text:style-name="a619" text:class-names="">Benötigte Informationen für das Rendering einer 3D-Szene: <text:line-break/></text:span><text:span text:style-name="a620" text:class-names=""><text:s text:c="1"/></text:span><text:span text:style-name="a621" text:class-names=""/></text:p>
          </draw:text-box>
          <svg:title/>
          <svg:desc/>
        </draw:frame>
        <draw:frame draw:id="id84" presentation:style-name="a645" draw:name="Textplatzhalter 2" svg:x="0.3937in" svg:y="2.32987in" svg:width="9.27835in" svg:height="4.64567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• Objekt-Geometrie <text:s text:c="2"/>(z.B. für eine Säule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• Transformationen <text:s text:c="1"/>(z.B. für die Positionierung einzelner Säulen)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• Materialien <text:s text:c="2"/>(Welche Farbe hat ein Objekt? Textur-Bilder?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• Kameras <text:s text:c="6"/>(Vordefinierte Ansichten, Kontrolle der Kamera, …)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• Lichter <text:s text:c="9"/>(Versch. Arten von Lichtquellen, Farben, …)</text:span></text:p>
              </text:list-item>
            </text:list>
            <text:list text:style-name="a644">
              <text:list-item>
                <text:p text:style-name="a643" text:class-names="" text:cond-style-name=""><text:span text:style-name="a639" text:class-names="">• Spezial-Effekte <text:s text:c="2"/>(Nebel, Schatten,<text:s text:c="1"/></text:span><text:span text:style-name="a640" text:class-names="">Skyboxes</text:span><text:span text:style-name="a641" text:class-names="">, …)<text:s text:c="1"/></text:span><text:span text:style-name="a642" text:class-names=""/></text:p>
              </text:list-item>
            </text:list>
          </draw:text-box>
          <svg:title/>
          <svg:desc/>
        </draw:frame>
        <presentation:notes draw:style-name="a652">
          <draw:frame draw:id="id85" draw:style-name="a649" draw:name="Foliennummernplatzhalter 6" svg:x="4.67953in" svg:y="11.10827in" svg:width="3.5878in" svg:height="0.58425in">
            <draw:text-box>
              <text:p text:style-name="a648" text:class-names="" text:cond-style-name=""><text:span text:style-name="a646" text:class-names=""><text:page-number style:num-format="1" text:fixed="false"/></text:span><text:span text:style-name="a647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50" draw:name="Folienbildplatzhalter 1">
            <svg:title/>
            <svg:desc/>
          </draw:page-thumbnail>
          <draw:frame draw:id="id87" presentation:style-name="a65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el und Inhal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table-cell" style:name="a556">
      <style:table-cell-properties/>
    </style:style>
    <style:style style:family="table-cell" style:name="a56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7">
      <style:table-cell-properties fo:background-color="#d2deef"/>
    </style:style>
    <style:style style:family="table-cell" style:name="a55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4">
      <style:table-cell-properties/>
    </style:style>
    <style:style style:family="table-cell" style:name="a555">
      <style:table-cell-properties fo:background-color="#d2deef"/>
    </style:style>
    <style:style style:family="table-cell" style:name="a56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558" table:paragraph-style-name=""/>
      <table:last-row table:style-name="a559" table:paragraph-style-name=""/>
      <table:first-column table:style-name="a560" table:paragraph-style-name=""/>
      <table:last-column table:style-name="a561" table:paragraph-style-name=""/>
      <table:body table:style-name="a553" table:paragraph-style-name=""/>
      <table:even-rows table:style-name="a556" table:paragraph-style-name=""/>
      <table:odd-rows table:style-name="a557" table:paragraph-style-name=""/>
      <table:even-columns table:style-name="a554" table:paragraph-style-name=""/>
      <table:odd-columns table:style-name="a555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draw:stroke="non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resentation" style:name="a5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elplatzhalt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6.2014</text:date></text:span></text:p>
        </draw:text-box>
        <svg:title/>
        <svg:desc/>
      </draw:frame>
      <draw:frame draw:id="id3" presentation:style-name="a26" draw:name="Fußzeilenplatzhalt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25in" svg:y="1.22743in" svg:width="7.5in" svg:height="2.61111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2" presentation:style-name="a53" draw:name="Untertitel 2" svg:x="1.25in" svg:y="3.93924in" svg:width="7.5in" svg:height="1.81076in" presentation:class="subtitle" presentation:placeholder="false">
        <draw:text-box>
          <text:p text:style-name="a52" text:class-names="" text:cond-style-name=""><text:span text:style-name="a51" text:class-names="">Formatvorlage des Untertitelmasters durch Klicken bearbeiten</text:span></text:p>
        </draw:text-box>
        <svg:title/>
        <svg:desc/>
      </draw:frame>
      <draw:frame draw:id="id13" presentation:style-name="a57" draw:name="Datumsplatzhalter 3" svg:x="0.6875in" svg:y="6.95139in" svg:width="2.25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4.06.2014</text:date></text:span></text:p>
        </draw:text-box>
        <svg:title/>
        <svg:desc/>
      </draw:frame>
      <draw:frame draw:id="id14" presentation:style-name="a60" draw:name="Fußzeilenplatzhalter 4" svg:x="3.3125in" svg:y="6.95139in" svg:width="3.37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Foliennummernplatzhalter 5" svg:x="7.0625in" svg:y="6.95139in" svg:width="2.2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4" draw:name="Titel 1" svg:x="0.6875in" svg:y="0.39931in" svg:width="8.625in" svg:height="1.44965in" presentation:class="title" presentation:placeholder="false">
        <draw:text-box>
          <text:p text:style-name="a83" text:class-names="" text:cond-style-name=""><text:span text:style-name="a82" text:class-names="">Titelmasterformat durch Klicken bearbeiten</text:span></text:p>
        </draw:text-box>
        <svg:title/>
        <svg:desc/>
      </draw:frame>
      <draw:frame draw:id="id17" presentation:style-name="a100" draw:name="Inhaltsplatzhalter 2" svg:x="0.6875in" svg:y="1.99653in" svg:width="8.625in" svg:height="4.75868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Textmasterformat bearbeiten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umsplatzhalter 3" svg:x="0.6875in" svg:y="6.95139in" svg:width="2.25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4.06.2014</text:date></text:span></text:p>
        </draw:text-box>
        <svg:title/>
        <svg:desc/>
      </draw:frame>
      <draw:frame draw:id="id19" presentation:style-name="a107" draw:name="Fußzeilenplatzhalter 4" svg:x="3.3125in" svg:y="6.95139in" svg:width="3.37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Foliennummernplatzhalter 5" svg:x="7.0625in" svg:y="6.95139in" svg:width="2.25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Folienbildplatzhalter 1">
          <svg:title/>
          <svg:desc/>
        </draw:page-thumbnail>
        <draw:frame draw:id="id6" presentation:style-name="a114" draw:name="Notizenplatzhalt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Kopfzeilenplatzhalt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umsplatzhalt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ußzeilenplatzhalt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liennummernplatzhalt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68229in" svg:y="1.86979in" svg:width="8.625in" svg:height="3.11979in" presentation:class="title" presentation:placeholder="false">
        <draw:text-box>
          <text:p text:style-name="a130" text:class-names="" text:cond-style-name=""><text:span text:style-name="a129" text:class-names="">Titelmasterformat durch Klicken bearbeiten</text:span></text:p>
        </draw:text-box>
        <svg:title/>
        <svg:desc/>
      </draw:frame>
      <draw:frame draw:id="id22" presentation:style-name="a135" draw:name="Textplatzhalter 2" svg:x="0.68229in" svg:y="5.0191in" svg:width="8.625in" svg:height="1.64062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</draw:text-box>
        <svg:title/>
        <svg:desc/>
      </draw:frame>
      <draw:frame draw:id="id23" presentation:style-name="a139" draw:name="Datumsplatzhalter 3" svg:x="0.6875in" svg:y="6.95139in" svg:width="2.25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4.06.2014</text:date></text:span></text:p>
        </draw:text-box>
        <svg:title/>
        <svg:desc/>
      </draw:frame>
      <draw:frame draw:id="id24" presentation:style-name="a142" draw:name="Fußzeilenplatzhalter 4" svg:x="3.3125in" svg:y="6.95139in" svg:width="3.37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Foliennummernplatzhalter 5" svg:x="7.0625in" svg:y="6.95139in" svg:width="2.25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Folienbildplatzhalter 1">
          <svg:title/>
          <svg:desc/>
        </draw:page-thumbnail>
        <draw:frame draw:id="id6" presentation:style-name="a149" draw:name="Notizenplatzhalt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Kopfzeilenplatzhalt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umsplatzhalt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ußzeilenplatzhalt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Foliennummernplatzhalt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6875in" svg:y="0.39931in" svg:width="8.625in" svg:height="1.44965in" presentation:class="title" presentation:placeholder="false">
        <draw:text-box>
          <text:p text:style-name="a165" text:class-names="" text:cond-style-name=""><text:span text:style-name="a164" text:class-names="">Titelmasterformat durch Klicken bearbeiten</text:span></text:p>
        </draw:text-box>
        <svg:title/>
        <svg:desc/>
      </draw:frame>
      <draw:frame draw:id="id27" presentation:style-name="a182" draw:name="Inhaltsplatzhalter 2" svg:x="0.6875in" svg:y="1.99653in" svg:width="4.22917in" svg:height="4.75868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Textmasterformat bearbeit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Zweite Ebene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Inhaltsplatzhalter 3" svg:x="5.08333in" svg:y="1.99653in" svg:width="4.22917in" svg:height="4.7586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Textmasterformat bearbeit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Zweite Ebene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umsplatzhalter 4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06.2014</text:date></text:span></text:p>
        </draw:text-box>
        <svg:title/>
        <svg:desc/>
      </draw:frame>
      <draw:frame draw:id="id30" presentation:style-name="a205" draw:name="Fußzeilenplatzhalter 5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Foliennummernplatzhalter 6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Folienbildplatzhalter 1">
          <svg:title/>
          <svg:desc/>
        </draw:page-thumbnail>
        <draw:frame draw:id="id6" presentation:style-name="a212" draw:name="Notizenplatzhalt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Kopfzeilenplatzhalt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umsplatzhalt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ußzeilenplatzhalt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liennummernplatzhalt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6">
      <draw:frame draw:id="id32" presentation:style-name="a229" draw:name="Titel 1" svg:x="0.68924in" svg:y="0.39931in" svg:width="8.625in" svg:height="1.44965in" presentation:class="title" presentation:placeholder="false">
        <draw:text-box>
          <text:p text:style-name="a228" text:class-names="" text:cond-style-name=""><text:span text:style-name="a227" text:class-names="">Titelmasterformat durch Klicken bearbeiten</text:span></text:p>
        </draw:text-box>
        <svg:title/>
        <svg:desc/>
      </draw:frame>
      <draw:frame draw:id="id33" presentation:style-name="a233" draw:name="Textplatzhalter 2" svg:x="0.68924in" svg:y="1.83854in" svg:width="4.2309in" svg:height="0.90104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Textmasterformat bearbeiten</text:span></text:p>
            </text:list-item>
          </text:list>
        </draw:text-box>
        <svg:title/>
        <svg:desc/>
      </draw:frame>
      <draw:frame draw:id="id34" presentation:style-name="a249" draw:name="Inhaltsplatzhalter 3" svg:x="0.68924in" svg:y="2.73958in" svg:width="4.2309in" svg:height="4.02951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Textmasterformat bearbeit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Zweite Ebene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platzhalter 4" svg:x="5.0625in" svg:y="1.83854in" svg:width="4.25174in" svg:height="0.90104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Textmasterformat bearbeiten</text:span></text:p>
            </text:list-item>
          </text:list>
        </draw:text-box>
        <svg:title/>
        <svg:desc/>
      </draw:frame>
      <draw:frame draw:id="id36" presentation:style-name="a269" draw:name="Inhaltsplatzhalter 5" svg:x="5.0625in" svg:y="2.73958in" svg:width="4.25174in" svg:height="4.02951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Textmaster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umsplatzhalter 6" svg:x="0.6875in" svg:y="6.95139in" svg:width="2.25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4.06.2014</text:date></text:span></text:p>
        </draw:text-box>
        <svg:title/>
        <svg:desc/>
      </draw:frame>
      <draw:frame draw:id="id38" presentation:style-name="a276" draw:name="Fußzeilenplatzhalter 7" svg:x="3.3125in" svg:y="6.95139in" svg:width="3.37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Foliennummernplatzhalter 8" svg:x="7.0625in" svg:y="6.95139in" svg:width="2.25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Folienbildplatzhalter 1">
          <svg:title/>
          <svg:desc/>
        </draw:page-thumbnail>
        <draw:frame draw:id="id6" presentation:style-name="a283" draw:name="Notizenplatzhalt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Kopfzeilenplatzhalt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umsplatzhalt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ußzeilenplatzhalt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Foliennummernplatzhalt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7">
      <draw:frame draw:id="id40" presentation:style-name="a300" draw:name="Titel 1" svg:x="0.6875in" svg:y="0.39931in" svg:width="8.625in" svg:height="1.44965in" presentation:class="title" presentation:placeholder="false">
        <draw:text-box>
          <text:p text:style-name="a299" text:class-names="" text:cond-style-name=""><text:span text:style-name="a298" text:class-names="">Titelmasterformat durch Klicken bearbeiten</text:span></text:p>
        </draw:text-box>
        <svg:title/>
        <svg:desc/>
      </draw:frame>
      <draw:frame draw:id="id41" presentation:style-name="a304" draw:name="Datumsplatzhalter 2" svg:x="0.6875in" svg:y="6.95139in" svg:width="2.25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4.06.2014</text:date></text:span></text:p>
        </draw:text-box>
        <svg:title/>
        <svg:desc/>
      </draw:frame>
      <draw:frame draw:id="id42" presentation:style-name="a307" draw:name="Fußzeilenplatzhalter 3" svg:x="3.3125in" svg:y="6.95139in" svg:width="3.37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Foliennummernplatzhalter 4" svg:x="7.0625in" svg:y="6.95139in" svg:width="2.25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Folienbildplatzhalter 1">
          <svg:title/>
          <svg:desc/>
        </draw:page-thumbnail>
        <draw:frame draw:id="id6" presentation:style-name="a314" draw:name="Notizenplatzhalt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Kopfzeilenplatzhalt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umsplatzhalt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ußzeilenplatzhalt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Foliennummernplatzhalt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8">
      <draw:frame draw:id="id44" presentation:style-name="a332" draw:name="Datumsplatzhalter 1" svg:x="0.6875in" svg:y="6.95139in" svg:width="2.25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4.06.2014</text:date></text:span></text:p>
        </draw:text-box>
        <svg:title/>
        <svg:desc/>
      </draw:frame>
      <draw:frame draw:id="id45" presentation:style-name="a335" draw:name="Fußzeilenplatzhalter 2" svg:x="3.3125in" svg:y="6.95139in" svg:width="3.37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Foliennummernplatzhalter 3" svg:x="7.0625in" svg:y="6.95139in" svg:width="2.25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Folienbildplatzhalter 1">
          <svg:title/>
          <svg:desc/>
        </draw:page-thumbnail>
        <draw:frame draw:id="id6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6">
      <draw:frame draw:id="id47" presentation:style-name="a359" draw:name="Titel 1" svg:x="0.68924in" svg:y="0.5in" svg:width="3.22569in" svg:height="1.75in" presentation:class="title" presentation:placeholder="false">
        <draw:text-box>
          <text:p text:style-name="a358" text:class-names="" text:cond-style-name=""><text:span text:style-name="a357" text:class-names="">Titelmasterformat durch Klicken bearbeiten</text:span></text:p>
        </draw:text-box>
        <svg:title/>
        <svg:desc/>
      </draw:frame>
      <draw:frame draw:id="id48" presentation:style-name="a375" draw:name="Inhaltsplatzhalter 2" svg:x="4.25174in" svg:y="1.07986in" svg:width="5.0625in" svg:height="5.32986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Textmasterformat bearbeiten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Zweite Ebene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platzhalter 3" svg:x="0.68924in" svg:y="2.25in" svg:width="3.22569in" svg:height="4.168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Textmasterformat bearbeiten</text:span></text:p>
            </text:list-item>
          </text:list>
        </draw:text-box>
        <svg:title/>
        <svg:desc/>
      </draw:frame>
      <draw:frame draw:id="id50" presentation:style-name="a383" draw:name="Datumsplatzhalter 4" svg:x="0.6875in" svg:y="6.95139in" svg:width="2.25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24.06.2014</text:date></text:span></text:p>
        </draw:text-box>
        <svg:title/>
        <svg:desc/>
      </draw:frame>
      <draw:frame draw:id="id51" presentation:style-name="a386" draw:name="Fußzeilenplatzhalter 5" svg:x="3.3125in" svg:y="6.95139in" svg:width="3.37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Foliennummernplatzhalter 6" svg:x="7.0625in" svg:y="6.95139in" svg:width="2.2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Folienbildplatzhalter 1">
          <svg:title/>
          <svg:desc/>
        </draw:page-thumbnail>
        <draw:frame draw:id="id6" presentation:style-name="a393" draw:name="Notizenplatzhalt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Kopfzeilenplatzhalt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umsplatzhalt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ußzeilenplatzhalt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Foliennummernplatzhalt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7">
      <draw:frame draw:id="id53" presentation:style-name="a410" draw:name="Titel 1" svg:x="0.68924in" svg:y="0.5in" svg:width="3.22569in" svg:height="1.75in" presentation:class="title" presentation:placeholder="false">
        <draw:text-box>
          <text:p text:style-name="a409" text:class-names="" text:cond-style-name=""><text:span text:style-name="a408" text:class-names="">Titelmasterformat durch Klicken bearbeiten</text:span></text:p>
        </draw:text-box>
        <svg:title/>
        <svg:desc/>
      </draw:frame>
      <draw:frame draw:id="id54" presentation:style-name="a413" draw:name="Bildplatzhalter 2" svg:x="4.25174in" svg:y="1.07986in" svg:width="5.0625in" svg:height="5.32986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platzhalter 3" svg:x="0.68924in" svg:y="2.25in" svg:width="3.22569in" svg:height="4.1684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Textmasterformat bearbeiten</text:span></text:p>
            </text:list-item>
          </text:list>
        </draw:text-box>
        <svg:title/>
        <svg:desc/>
      </draw:frame>
      <draw:frame draw:id="id56" presentation:style-name="a421" draw:name="Datumsplatzhalter 4" svg:x="0.6875in" svg:y="6.95139in" svg:width="2.25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4.06.2014</text:date></text:span></text:p>
        </draw:text-box>
        <svg:title/>
        <svg:desc/>
      </draw:frame>
      <draw:frame draw:id="id57" presentation:style-name="a424" draw:name="Fußzeilenplatzhalter 5" svg:x="3.3125in" svg:y="6.95139in" svg:width="3.37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Foliennummernplatzhalter 6" svg:x="7.0625in" svg:y="6.95139in" svg:width="2.25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Folienbildplatzhalter 1">
          <svg:title/>
          <svg:desc/>
        </draw:page-thumbnail>
        <draw:frame draw:id="id6" presentation:style-name="a431" draw:name="Notizenplatzhalt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Kopfzeilenplatzhalt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umsplatzhalt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ußzeilenplatzhalt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Foliennummernplatzhalt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5">
      <draw:frame draw:id="id59" presentation:style-name="a448" draw:name="Titel 1" svg:x="0.6875in" svg:y="0.39931in" svg:width="8.625in" svg:height="1.44965in" presentation:class="title" presentation:placeholder="false">
        <draw:text-box>
          <text:p text:style-name="a447" text:class-names="" text:cond-style-name=""><text:span text:style-name="a446" text:class-names="">Titelmasterformat durch Klicken bearbeiten</text:span></text:p>
        </draw:text-box>
        <svg:title/>
        <svg:desc/>
      </draw:frame>
      <draw:frame draw:id="id60" presentation:style-name="a464" draw:name="Vertikaler Textplatzhalter 2" svg:x="0.6875in" svg:y="1.99653in" svg:width="8.625in" svg:height="4.7586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Zweite Ebene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umsplatzhalter 3" svg:x="0.6875in" svg:y="6.95139in" svg:width="2.25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24.06.2014</text:date></text:span></text:p>
        </draw:text-box>
        <svg:title/>
        <svg:desc/>
      </draw:frame>
      <draw:frame draw:id="id62" presentation:style-name="a471" draw:name="Fußzeilenplatzhalter 4" svg:x="3.3125in" svg:y="6.95139in" svg:width="3.37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Foliennummernplatzhalter 5" svg:x="7.0625in" svg:y="6.95139in" svg:width="2.25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Folienbildplatzhalter 1">
          <svg:title/>
          <svg:desc/>
        </draw:page-thumbnail>
        <draw:frame draw:id="id6" presentation:style-name="a478" draw:name="Notizenplatzhalt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Kopfzeilenplatzhalt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umsplatzhalt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ußzeilenplatzhalt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Foliennummernplatzhalt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2">
      <draw:frame draw:id="id64" presentation:style-name="a495" draw:name="Vertikaler Titel 1" svg:x="7.15625in" svg:y="0.39931in" svg:width="2.15625in" svg:height="6.3559in" presentation:class="title" presentation:placeholder="false">
        <draw:text-box>
          <text:p text:style-name="a494" text:class-names="" text:cond-style-name=""><text:span text:style-name="a493" text:class-names="">Titelmasterformat durch Klicken bearbeiten</text:span></text:p>
        </draw:text-box>
        <svg:title/>
        <svg:desc/>
      </draw:frame>
      <draw:frame draw:id="id65" presentation:style-name="a511" draw:name="Vertikaler Textplatzhalter 2" svg:x="0.6875in" svg:y="0.39931in" svg:width="6.30208in" svg:height="6.355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Textmasterformat bearbeite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Zweite Ebene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umsplatzhalter 3" svg:x="0.6875in" svg:y="6.95139in" svg:width="2.25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24.06.2014</text:date></text:span></text:p>
        </draw:text-box>
        <svg:title/>
        <svg:desc/>
      </draw:frame>
      <draw:frame draw:id="id67" presentation:style-name="a518" draw:name="Fußzeilenplatzhalter 4" svg:x="3.3125in" svg:y="6.95139in" svg:width="3.375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Foliennummernplatzhalter 5" svg:x="7.0625in" svg:y="6.95139in" svg:width="2.25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Folienbildplatzhalter 1">
          <svg:title/>
          <svg:desc/>
        </draw:page-thumbnail>
        <draw:frame draw:id="id6" presentation:style-name="a525" draw:name="Notizenplatzhalt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Kopfzeilenplatzhalt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umsplatzhalt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ußzeilenplatzhalt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Foliennummernplatzhalt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9">
      <draw:frame draw:id="id69" presentation:style-name="a542" draw:name="Kopfzeilenplatzhalter 1" svg:x="0in" svg:y="0in" svg:width="3.5878in" svg:height="0.58425in" presentation:class="head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0" presentation:style-name="a545" draw:name="Datumsplatzhalter 2" svg:x="4.67953in" svg:y="0in" svg:width="3.5878in" svg:height="0.58425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1" presentation:style-name="a548" draw:name="Fußzeilenplatzhalter 3" svg:x="0in" svg:y="11.10827in" svg:width="3.5878in" svg:height="0.58425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2" presentation:style-name="a552" draw:name="Foliennummernplatzhalter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Übung 3</dc:title>
    <meta:initial-creator>Rybien Sinjari</meta:initial-creator>
    <dc:creator>Rybien Sinjari</dc:creator>
    <dc:date>2014-06-24T08:00:53Z</dc:date>
    <meta:editing-cycles>57</meta:editing-cycles>
    <meta:editing-duration>PT0S</meta:editing-duration>
    <meta:document-statistic meta:paragraph-count="19" meta:word-count="148"/>
  </office:meta>
</office:document-meta>
</file>